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0000001006068BB3864B6BA5F.png" manifest:media-type="image/png"/>
  <manifest:file-entry manifest:full-path="Pictures/100002000000000C0000000CBA1F1D55E72D08A8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marker-start="" draw:fill="none" draw:fill-color="#ffffd7" draw:textarea-horizontal-align="justify" draw:textarea-vertical-align="middle" draw:auto-grow-height="false" fo:min-height="0.65cm" fo:min-width="5.5cm"/>
    </style:style>
    <style:style style:name="gr3" style:family="graphic" style:parent-style-name="standard">
      <style:graphic-properties svg:stroke-color="#000000" draw:marker-start="" draw:fill="none" draw:fill-color="#ffffd7" draw:textarea-horizontal-align="justify" draw:textarea-vertical-align="middle" draw:auto-grow-height="false" fo:min-height="0.65cm" fo:min-width="5.6cm"/>
    </style:style>
    <style:style style:name="gr4" style:family="graphic" style:parent-style-name="standard">
      <style:graphic-properties svg:stroke-color="#000000" draw:marker-start="" draw:fill="none" draw:fill-color="#ffffd7" draw:textarea-horizontal-align="justify" draw:textarea-vertical-align="middle" draw:auto-grow-height="false" fo:min-height="0.65cm" fo:min-width="5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d7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8.951cm" svg:height="17.905cm" svg:x="5.949cm" svg:y="3.4cm">
          <draw:image xlink:href="Pictures/1000000000000080000001006068BB3864B6BA5F.png" xlink:type="simple" xlink:show="embed" xlink:actuate="onLoad" loext:mime-type="image/png">
            <text:p/>
          </draw:image>
        </draw:frame>
        <draw:frame draw:style-name="gr1" draw:text-style-name="P1" draw:layer="layout" svg:width="0.253cm" svg:height="0.253cm" svg:x="10.373cm" svg:y="14.723cm">
          <draw:image xlink:href="Pictures/100002000000000C0000000CBA1F1D55E72D08A8.gif" xlink:type="simple" xlink:show="embed" xlink:actuate="onLoad" loext:mime-type="image/gif">
            <text:p/>
          </draw:image>
        </draw:frame>
        <draw:g>
          <draw:frame draw:style-name="gr1" draw:text-style-name="P1" draw:layer="layout" svg:width="1.027cm" svg:height="1.027cm" svg:x="6.6cm" svg:y="21.773cm">
            <draw:image xlink:href="Pictures/100002000000000C0000000CBA1F1D55E72D08A8.gif" xlink:type="simple" xlink:show="embed" xlink:actuate="onLoad" loext:mime-type="image/gif">
              <text:p/>
            </draw:image>
          </draw:frame>
          <draw:custom-shape draw:style-name="gr2" draw:text-style-name="P2" draw:layer="layout" svg:width="6cm" svg:height="0.9cm" svg:x="7.7cm" svg:y="21.7cm">
            <text:p text:style-name="P1">Story</text:p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1.027cm" svg:height="1.027cm" svg:x="6.6cm" svg:y="23.273cm">
            <draw:image xlink:href="Pictures/100002000000000C0000000CBA1F1D55E72D08A8.gif" xlink:type="simple" xlink:show="embed" xlink:actuate="onLoad" loext:mime-type="image/gif">
              <text:p/>
            </draw:image>
          </draw:frame>
          <draw:custom-shape draw:style-name="gr3" draw:text-style-name="P2" draw:layer="layout" svg:width="6.1cm" svg:height="0.9cm" svg:x="7.7cm" svg:y="23.2cm">
            <text:p text:style-name="P1">Arcade</text:p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1.027cm" svg:height="1.027cm" svg:x="6.6cm" svg:y="24.773cm">
            <draw:image xlink:href="Pictures/100002000000000C0000000CBA1F1D55E72D08A8.gif" xlink:type="simple" xlink:show="embed" xlink:actuate="onLoad" loext:mime-type="image/gif">
              <text:p/>
            </draw:image>
          </draw:frame>
          <draw:custom-shape draw:style-name="gr4" draw:text-style-name="P2" draw:layer="layout" svg:width="5.9cm" svg:height="0.9cm" svg:x="7.7cm" svg:y="24.7cm">
            <text:p text:style-name="P1">Settings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01T14:32:13.577000000</meta:creation-date>
    <dc:date>2020-01-01T15:15:46.564000000</dc:date>
    <meta:editing-duration>PT32M19S</meta:editing-duration>
    <meta:editing-cycles>2</meta:editing-cycles>
    <meta:generator>LibreOffice/6.3.3.2$Windows_X86_64 LibreOffice_project/a64200df03143b798afd1ec74a12ab50359878ed</meta:generator>
    <meta:document-statistic meta:object-count="11"/>
  </office:meta>
</office:document-meta>
</file>